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office:automatic-styles>
  <office:body>
    <office:text text:use-soft-page-breaks="true">
      <text:p text:style-name="P1">SG3<text:s/></text:p>
      <text:p text:style-name="Normal"><text:span text:style-name="T2">STUDENT:<text:s/></text:span>Good morning.<text:s/></text:p>
      <text:p text:style-name="Normal"><text:span text:style-name="T3">TEACHER</text:span>: Good morning. Can I help you?<text:s/></text:p>
      <text:p text:style-name="Normal"><text:span text:style-name="T4">STUDENT:<text:s/></text:span>Aaahhh…<text:span text:style-name="T5"><text:s/></text:span>Yes, I hope. Can you help me about my luggage? Because we lost the suitcase or we landed in London one year ago.<text:s/></text:p>
      <text:p text:style-name="Normal"><text:span text:style-name="T6">TEACHER</text:span>: Really?<text:s/></text:p>
      <text:p text:style-name="Normal"><text:span text:style-name="T7">STUDENT:<text:s/></text:span>Yeah.<text:s/></text:p>
      <text:p text:style-name="Normal"><text:span text:style-name="T8">TEACHER</text:span>: One year ago?</text:p>
      <text:p text:style-name="Normal"><text:span text:style-name="T9">STUDENT:<text:s/></text:span>No?<text:s/></text:p>
      <text:p text:style-name="Normal"><text:span text:style-name="T10">TEACHER</text:span>: Okay.</text:p>
      <text:p text:style-name="Normal"><text:span text:style-name="T11">STUDENT:<text:s/></text:span>Okay. And in the baggage claim we wait for half an hour, but no luggage came.<text:s/></text:p>
      <text:p text:style-name="Normal"><text:span text:style-name="T12">TEACHER</text:span>: Okay.<text:s/></text:p>
      <text:p text:style-name="Normal"><text:span text:style-name="T13">STUDENT:<text:s/></text:span>So can you help me to know if my suitcase is in another... flight or in another airport or stay in Rome. Can you help me then?<text:s/></text:p>
      <text:p text:style-name="Normal"><text:span text:style-name="T14">TEACHER</text:span>: Yes, I can. I know it might be stressful but don't worry it happens more often than ever. Okay so you waited at the baggage carousel and the suitcase didn't arrive, right?</text:p>
      <text:p text:style-name="Normal"><text:span text:style-name="T15">STUDENT:<text:s/></text:span>Yes.<text:s/></text:p>
      <text:p text:style-name="Normal"><text:span text:style-name="T16">TEACHER</text:span>: Okay you're in the right place. So…</text:p>
      <text:p text:style-name="Normal"><text:span text:style-name="T17">STUDENT:<text:s/></text:span>this is the baggage claim!</text:p>
      <text:p text:style-name="Normal"><text:span text:style-name="T18">TEACHER</text:span>: Oh, you've got a baggage claim!</text:p>
      <text:p text:style-name="Normal"><text:span text:style-name="T19">STUDENT:<text:s/></text:span>Yes, my flight was BA449 the gate was C6, and the code of the baggage claim was 348290.<text:s/></text:p>
      <text:p text:style-name="Normal"><text:span text:style-name="T20">TEACHER</text:span>: Okay first, I need your name please.</text:p>
      <text:p text:style-name="Normal"><text:span text:style-name="T21">STUDENT:<text:s/></text:span>My name is [***NAME***]<text:s/>[***SURNAME***],<text:s/></text:p>
      <text:p text:style-name="Normal"><text:span text:style-name="T22">TEACHER</text:span>: Thank you</text:p>
      <text:p text:style-name="Normal"><text:span text:style-name="T23">STUDENT:<text:s/></text:span>And the flight came from Rome, and do you need the seat?<text:s/></text:p>
      <text:p text:style-name="Normal"><text:span text:style-name="T24">TEACHER</text:span>: No, just one question. Where exactly did you last see it?</text:p>
      <text:p text:style-name="Normal"><text:span text:style-name="T25">STUDENT:<text:s/></text:span>in the last seat? No, I don't understand excuse me.</text:p>
      <text:soft-page-break/>
      <text:p text:style-name="Normal"><text:span text:style-name="T26">TEACHER</text:span>: Where did you… where is the last time, you see …that you saw your luggage, your suitcase.</text:p>
      <text:p text:style-name="Normal"><text:span text:style-name="T27">STUDENT:<text:s/></text:span>In Rome, in the check-in.</text:p>
      <text:p text:style-name="Normal"><text:span text:style-name="T28">TEACHER</text:span>: Okay so in Rome not here.<text:s/></text:p>
      <text:p text:style-name="Normal"><text:span text:style-name="T29">STUDENT: <text:s/></text:span>no, no, no in Rome in the check-in I don't….never came in a carousel I<text:s/>wait for an hour, half an hour at the carousel</text:p>
      <text:p text:style-name="Normal"><text:span text:style-name="T30">TEACHER</text:span>: I was asking if you maybe saw it while you were dropping off the train, the airplane</text:p>
      <text:p text:style-name="Normal"><text:span text:style-name="T31">STUDENT:<text:s/></text:span>Yeah, no, no ,no I lost the Suitcase…… I think it was lost from the company okay not by me<text:s/></text:p>
      <text:p text:style-name="Normal"><text:span text:style-name="T32">TEACHER</text:span>: Okay, we'll file a report now with your destination your name and the, the baggage claim<text:s/></text:p>
      <text:p text:style-name="Normal"><text:span text:style-name="T33">STUDENT:<text:s/></text:span>okay where do you think I can receive my suitcase? one time you, you find you you‘ll find it<text:s/></text:p>
      <text:p text:style-name="Normal"><text:span text:style-name="T34">TEACHER</text:span>: yes, okay do you have any Reservation? book hotel reservation?<text:s/></text:p>
      <text:p text:style-name="Normal"><text:span text:style-name="T35">STUDENT:<text:s/></text:span>Yeah, I have the booking confirmation of the hotel where we will stay….non mi ricordo come si dice..<text:line-break/>Is the hotel Artemis is in London 21 Queen Victoria Street in London A-C for nine four S -A ehm…</text:p>
      <text:p text:style-name="Normal"><text:span text:style-name="T36">TEACHER</text:span>: could you please also give me the confirmation number?or the yeah…</text:p>
      <text:p text:style-name="Normal"><text:span text:style-name="T37">STUDENT:<text:s/></text:span><text:s/>Yeah the bookin’ num… L-O-N seven two three one five eight four two my contact my mail is [***NAME***]dot<text:s/>[***SURNAME***]<text:s/>Gmail, no… not<text:s/>[***SURNAME***]<text:s/>at Gmail dot com<text:s/></text:p>
      <text:p text:style-name="Normal"><text:span text:style-name="T38">TEACHER</text:span>: yes, so just give me a second<text:s/></text:p>
      <text:p text:style-name="Normal"><text:span text:style-name="T39">STUDENT:<text:s/></text:span>yeah<text:s/></text:p>
      <text:p text:style-name="Normal"><text:span text:style-name="T40">TEACHER</text:span>: Sorry another information, could you please describe your luggage?</text:p>
      <text:p text:style-name="Normal"><text:span text:style-name="T41">STUDENT:<text:s/></text:span>okay my luggage is as a blue suitcase, case, without wheels, because the wheels are detachable, and here they are.<text:s/></text:p>
      <text:p text:style-name="Normal"><text:span text:style-name="T42">TEACHER</text:span>: Oh, good. Keep it with you.</text:p>
      <text:p text:style-name="Normal"><text:span text:style-name="T43">STUDENT:<text:s/></text:span>Yeah.</text:p>
      <text:p text:style-name="Normal"><text:span text:style-name="T44">TEACHER</text:span>: They might be handy.</text:p>
      <text:p text:style-name="Normal"><text:span text:style-name="T45">STUDENT:<text:s/></text:span>And I have a little cat as address signer.</text:p>
      <text:soft-page-break/>
      <text:p text:style-name="Normal"><text:span text:style-name="T46">TEACHER</text:span>: Okay. Does it have a label on it?</text:p>
      <text:p text:style-name="Normal"><text:span text:style-name="T47">STUDENT:<text:s/></text:span>Yes, yes. The label of the name.</text:p>
      <text:p text:style-name="Normal"><text:span text:style-name="T48">TEACHER</text:span>: What colour is the label?</text:p>
      <text:p text:style-name="Normal"><text:span text:style-name="T49">STUDENT:<text:s/></text:span>The label is about rose, blue, because it's a<text:s/>coloured cat.</text:p>
      <text:p text:style-name="Normal"><text:span text:style-name="T50">TEACHER</text:span>: Okay. Any other particular features.?</text:p>
      <text:p text:style-name="Normal"><text:span text:style-name="T51">STUDENT:<text:s/></text:span>No. It's blue, navy.<text:s/></text:p>
      <text:p text:style-name="Normal"><text:span text:style-name="T52">TEACHER</text:span>: Okay.<text:s/></text:p>
      <text:p text:style-name="Normal"><text:span text:style-name="T53">STUDENT:<text:s/></text:span>Thank you very much.</text:p>
      <text:p text:style-name="Normal">Could you please tell me when do you think we could have any information about that?</text:p>
      <text:p text:style-name="Normal"><text:span text:style-name="T54">TEACHER</text:span>: Okay.</text:p>
      <text:p text:style-name="Normal"><text:span text:style-name="T55">STUDENT:<text:s/></text:span>Because, you know, I have all my medicines inside, so I need the medicines for tonight.</text:p>
      <text:p text:style-name="Normal"><text:span text:style-name="T56">TEACHER</text:span>: Okay. That depends on your airline. Would you mind, like, give me your...would you mind giving me the receipt of your, of your baggage claim please there should also be the… okay the gate, the name…. okay a barcode! Could I please take the barcode please?</text:p>
      <text:p text:style-name="Normal"><text:span text:style-name="T57">STUDENT:<text:s/></text:span>This one?</text:p>
      <text:p text:style-name="Normal"><text:span text:style-name="T58">TEACHER</text:span>: The Barcode, please.</text:p>
      <text:p text:style-name="Normal"><text:span text:style-name="T59">STUDENT:<text:s/></text:span>Ok, it’s Three, four</text:p>
      <text:p text:style-name="Normal"><text:span text:style-name="T60">TEACHER</text:span>: I have to scan it, yes.<text:s/><text:line-break/>Here we are<text:s/></text:p>
      <text:p text:style-name="Normal"><text:span text:style-name="T61">TEACHER</text:span>: Okay<text:s/></text:p>
      <text:p text:style-name="Normal"><text:span text:style-name="T62">TEACHER</text:span>: Okay yes you, <text:s/>you can have extra, extra medicine and whatever you need and but you need a medical receipt<text:s/></text:p>
      <text:p text:style-name="Normal"><text:span text:style-name="T63">STUDENT:<text:s/></text:span>Ah, a medical receipt? so do you think it's enough to go in the..in a… pharmacy?</text:p>
      <text:p text:style-name="Normal"><text:span text:style-name="T64">TEACHER</text:span>: Yes.</text:p>
      <text:p text:style-name="Normal"><text:span text:style-name="T65">STUDENT:<text:s/></text:span>I need to go…</text:p>
      <text:p text:style-name="Normal"><text:span text:style-name="T66">TEACHER</text:span>: Yes, keep the receipts with you.<text:line-break/><text:s/>okay and okay in case we find your luggage it will be sent at the hotel</text:p>
      <text:p text:style-name="Normal"><text:span text:style-name="T67">STUDENT:<text:s/></text:span>At the hotel where we stay!</text:p>
      <text:soft-page-break/>
      <text:p text:style-name="Normal"><text:span text:style-name="T68">TEACHER</text:span>: Yes, at Artemis hotel. It usually takes, one to two days to…</text:p>
      <text:p text:style-name="Normal"><text:span text:style-name="T69">STUDENT:<text:s/></text:span>One to two days?</text:p>
      <text:p text:style-name="Normal"><text:span text:style-name="T70">TEACHER</text:span>: to find it yes!<text:line-break/>I have already contacted the hotel, and they will give you all… everything you need while your.. your.. luggage arrives.</text:p>
      <text:p text:style-name="Normal"><text:span text:style-name="T71">STUDENT:<text:s/></text:span>Okay okay so if we need for tooth…ehmm</text:p>
      <text:p text:style-name="Normal"><text:span text:style-name="T72">TEACHER</text:span>: Toothbrushes?<text:s/></text:p>
      <text:p text:style-name="Normal"><text:span text:style-name="T73">STUDENT:<text:s/></text:span>brush<text:s/></text:p>
      <text:p text:style-name="Normal"><text:span text:style-name="T74">TEACHER</text:span>: <text:s/>Yeah, they will provide everything you need<text:s/></text:p>
      <text:p text:style-name="Normal"><text:span text:style-name="T75">STUDENT:<text:s/></text:span>Okay and so I don't need to buy anything?<text:s/></text:p>
      <text:p text:style-name="Normal"><text:span text:style-name="T76">TEACHER</text:span>: No extra charge<text:s/></text:p>
      <text:p text:style-name="Normal"><text:span text:style-name="T77">STUDENT: <text:s/></text:span>ah, extra charge okay.. so just the medicines I need</text:p>
      <text:p text:style-name="Normal"><text:span text:style-name="T78">TEACHER</text:span>: Yeah!</text:p>
      <text:p text:style-name="Normal"><text:span text:style-name="T79">STUDENT:<text:s/></text:span>Okay. okay perfect do you need my phone number too?<text:s/></text:p>
      <text:p text:style-name="Normal"><text:span text:style-name="T80">TEACHER</text:span>: If you want, we can add it to your email and then…</text:p>
      <text:p text:style-name="Normal"><text:span text:style-name="T81">STUDENT</text:span><text:s/>Okay so it will be faster to have…</text:p>
      <text:p text:style-name="Normal"><text:span text:style-name="T82">TEACHER</text:span>: <text:s/>yes, which one would you prefer?</text:p>
      <text:p text:style-name="Normal"><text:span text:style-name="T83">STUDENT:<text:s/></text:span>okay, okay my number is: <text:s/>plus three nine one two three four five six eight nine</text:p>
      <text:p text:style-name="Normal"><text:span text:style-name="T84">TEACHER</text:span>: oh, thank you, that's a really weird number</text:p>
      <text:p text:style-name="Normal"><text:span text:style-name="T85">STUDENT:</text:span><text:s/>(LAUGHS)</text:p>
      <text:p text:style-name="Normal"><text:span text:style-name="T86">TEACHER</text:span>: thank you very much okay<text:s/></text:p>
      <text:p text:style-name="Normal"><text:span text:style-name="T87">STUDENT:<text:s/></text:span>it's Italian number, (LAUGHS)</text:p>
      <text:p text:style-name="Normal"><text:span text:style-name="T88">TEACHER</text:span>: Aw, yes, I know you’re a little weird!</text:p>
      <text:p text:style-name="Normal"><text:span text:style-name="T89">STUDENT:<text:s/></text:span>MOBILE!</text:p>
      <text:p text:style-name="Normal"><text:span text:style-name="T90">TEACHER</text:span>: So, ok, I think I've got everything: <text:s/>I've got your email I've got your hotel confirmation and your address, I've got your luggage tag number the details of your luggage and, and the modality of ehm.. of contact so I can contact you by both by email or by phone.<text:s/></text:p>
      <text:soft-page-break/>
      <text:p text:style-name="Normal"><text:span text:style-name="T91">STUDENT:<text:s/></text:span>On my phone okay yes.<text:line-break/>How can I how can I thank you for your help.<text:s/></text:p>
      <text:p text:style-name="Normal"><text:span text:style-name="T92">TEACHER</text:span>:<text:s/>No problem, I'm here for this.</text:p>
      <text:p text:style-name="Normal"><text:span text:style-name="T93">STUDENT:<text:s/></text:span>Okay thank you very much I hope sincerely because it's not, that's not the first time I lose my, my baggage and no…</text:p>
      <text:p text:style-name="Normal"><text:span text:style-name="T94">TEACHER</text:span>: ok, maybe…</text:p>
      <text:p text:style-name="Normal"><text:span text:style-name="T95">STUDENT:<text:s/></text:span>not no fun on it!</text:p>
      <text:p text:style-name="Normal"><text:span text:style-name="T96">TEACHER</text:span>: …Maybe just find the suitcase that suits you, maybe something you can… maybe smaller you can carry on your shoulders so you won't lose it again.<text:s/></text:p>
      <text:p text:style-name="Normal"><text:span text:style-name="T97">STUDENT: <text:s/></text:span>Okay, but you know… we have a marriage here it's not so simple to to, put inside a little…</text:p>
      <text:p text:style-name="Normal"><text:span text:style-name="T98">TEACHER</text:span>: Yeah<text:s/></text:p>
      <text:p text:style-name="Normal"><text:span text:style-name="T99">STUDENT: <text:s/></text:span>Backpack</text:p>
      <text:p text:style-name="Normal"><text:span text:style-name="T100">TEACHER</text:span>: I know<text:s/></text:p>
      <text:p text:style-name="Normal"><text:span text:style-name="T101">STUDENT: <text:s/></text:span>Okay<text:s/></text:p>
      <text:p text:style-name="Normal"><text:span text:style-name="T102">TEACHER</text:span>: <text:s/>Okay so thank you very much</text:p>
      <text:p text:style-name="Normal"><text:span text:style-name="T103">STUDENT:<text:s/></text:span><text:s/>I want to thank you very much<text:s/></text:p>
      <text:p text:style-name="Normal"><text:span text:style-name="T104">TEACHER</text:span>: <text:s/>Your luggage will arrive at your…</text:p>
      <text:p text:style-name="Normal"><text:span text:style-name="T105">STUDENT: <text:s/></text:span>Do you think it will be better that I contact you.</text:p>
      <text:p text:style-name="Normal"><text:span text:style-name="T106">TEACHER</text:span>: <text:s/>No, no don't…we have… it's full of<text:s/>callings incoming so yes we’ll do our best to contact you as soon as possible. bye</text:p>
      <text:p text:style-name="Normal"><text:span text:style-name="T107">STUDENT: <text:s/></text:span>Ok Thank you!</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e Spagnoli</meta:initial-creator>
    <dc:creator>Simone Spagnoli</dc:creator>
    <meta:creation-date>2025-06-28T07:54:00Z</meta:creation-date>
    <dc:date>2025-12-26T09:58:00Z</dc:date>
    <meta:template xlink:href="Normal" xlink:type="simple"/>
    <meta:editing-cycles>7</meta:editing-cycles>
    <meta:editing-duration>PT9120S</meta:editing-duration>
    <meta:document-statistic meta:page-count="5" meta:paragraph-count="12" meta:word-count="964" meta:character-count="6447" meta:row-count="45" meta:non-whitespace-character-count="5495"/>
  </office:meta>
</office:document-meta>
</file>